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4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4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manifest.rdf" manifest:media-type="application/rdf+xml"/>
  <manifest:file-entry manifest:full-path="Object 57/settings.xml" manifest:media-type="text/xml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4" manifest:media-type="application/vnd.oasis.opendocument.formula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Replacements/Object 56" manifest:media-type=""/>
  <manifest:file-entry manifest:full-path="ObjectReplacements/Object 27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55" manifest:media-type="application/x-openoffice-gdimetafile;windows_formatname=&quot;GDIMetaFile&quot;"/>
  <manifest:file-entry manifest:full-path="ObjectReplacements/Object 54" manifest:media-type=""/>
  <manifest:file-entry manifest:full-path="ObjectReplacements/Object 13" manifest:media-type=""/>
  <manifest:file-entry manifest:full-path="ObjectReplacements/Object 50" manifest:media-type="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3" manifest:media-type="application/x-openoffice-gdimetafile;windows_formatname=&quot;GDIMetaFile&quot;"/>
  <manifest:file-entry manifest:full-path="ObjectReplacements/Object 4" manifest:media-type="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"/>
  <manifest:file-entry manifest:full-path="ObjectReplacements/Object 2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17" manifest:media-type=""/>
  <manifest:file-entry manifest:full-path="ObjectReplacements/Object 53" manifest:media-type=""/>
  <manifest:file-entry manifest:full-path="ObjectReplacements/Object 16" manifest:media-type=""/>
  <manifest:file-entry manifest:full-path="ObjectReplacements/Object 52" manifest:media-type=""/>
  <manifest:file-entry manifest:full-path="ObjectReplacements/Object 66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43" manifest:media-type="application/x-openoffice-gdimetafile;windows_formatname=&quot;GDIMetaFile&quot;"/>
  <manifest:file-entry manifest:full-path="ObjectReplacements/Object 42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"/>
  <manifest:file-entry manifest:full-path="ObjectReplacements/Object 67" manifest:media-type=""/>
  <manifest:file-entry manifest:full-path="ObjectReplacements/Object 1" manifest:media-type="application/x-openoffice-gdimetafile;windows_formatname=&quot;GDIMetaFile&quot;"/>
  <manifest:file-entry manifest:full-path="ObjectReplacements/Object 30" manifest:media-type="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5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23" manifest:media-type="application/x-openoffice-gdimetafile;windows_formatname=&quot;GDIMetaFile&quot;"/>
  <manifest:file-entry manifest:full-path="ObjectReplacements/Object 46" manifest:media-type=""/>
  <manifest:file-entry manifest:full-path="ObjectReplacements/Object 15" manifest:media-type="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51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4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settings.xml" manifest:media-type="text/xml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meta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2/" manifest:media-type="application/vnd.oasis.opendocument.chart"/>
  <manifest:file-entry manifest:full-path="Object 71/meta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1/" manifest:media-type="application/vnd.oasis.opendocument.chart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1757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iberation Sans" fo:font-size="13pt" fo:language="ru" fo:country="RU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" style:family="paragraph" style:parent-style-name="Standard">
      <style:text-properties style:font-name="Liberation Sans" fo:font-size="13pt" fo:language="ru" fo:country="RU" fo:font-weight="normal" officeooo:rsid="0011bdae" officeooo:paragraph-rsid="0011bdae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3" style:family="paragraph" style:parent-style-name="Standard">
      <style:text-properties style:font-name="Liberation Sans" fo:font-size="13pt" fo:language="ru" fo:country="RU" fo:font-weight="normal" officeooo:rsid="00131850" officeooo:paragraph-rsid="0013185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" style:family="paragraph" style:parent-style-name="Standard">
      <style:text-properties style:font-name="Liberation Sans" fo:font-size="13pt" fo:language="ru" fo:country="RU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" style:family="paragraph" style:parent-style-name="Table_20_Contents">
      <style:text-properties style:font-name="Liberation Sans" fo:font-size="13pt" fo:language="ru" fo:country="RU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6" style:family="paragraph" style:parent-style-name="Table_20_Contents">
      <style:text-properties style:font-name="Liberation Sans" fo:font-size="13pt" fo:language="ru" fo:country="RU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7" style:family="paragraph" style:parent-style-name="Standard">
      <style:text-properties style:font-name="Liberation Sans" fo:font-size="13pt" fo:language="ru" fo:country="RU" fo:font-weight="normal" officeooo:rsid="0016ff5a" officeooo:paragraph-rsid="0016ff5a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" style:family="paragraph" style:parent-style-name="Standard">
      <style:text-properties style:font-name="Liberation Sans" fo:font-size="13pt" fo:language="ru" fo:country="RU" fo:font-weight="normal" officeooo:rsid="0016ff5a" officeooo:paragraph-rsid="001bf0e7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>
      <style:text-properties style:font-name="Liberation Sans" fo:font-size="13pt" fo:language="ru" fo:country="RU" fo:font-weight="normal" officeooo:rsid="00175f71" officeooo:paragraph-rsid="00175f71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" style:family="paragraph" style:parent-style-name="Table_20_Contents">
      <style:text-properties style:font-name="Liberation Sans" fo:font-size="13pt" fo:language="en" fo:country="US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" style:family="paragraph" style:parent-style-name="Standard">
      <style:text-properties style:text-position="0% 100%" style:font-name="Liberation Sans" fo:font-size="13pt" fo:language="ru" fo:country="RU" fo:font-weight="normal" officeooo:rsid="00131850" officeooo:paragraph-rsid="0013185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2" style:family="paragraph" style:parent-style-name="Standard">
      <style:text-properties style:font-name="Liberation Sans" fo:font-size="13pt" fo:language="en" fo:country="US" fo:font-weight="normal" officeooo:rsid="001a1f7c" officeooo:paragraph-rsid="0011bdae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3" style:family="paragraph" style:parent-style-name="Standard">
      <style:text-properties style:font-name="Liberation Sans" fo:font-size="13pt" fo:language="en" fo:country="US" fo:font-weight="normal" officeooo:rsid="001a1f7c" officeooo:paragraph-rsid="001a1f7c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4" style:family="paragraph" style:parent-style-name="Standard">
      <style:text-properties style:font-name="Liberation Sans" fo:font-size="13pt" fo:language="ru" fo:country="RU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Standard">
      <style:text-properties style:font-name="Liberation Sans" fo:font-size="13pt" fo:language="ru" fo:country="RU" fo:font-weight="normal" officeooo:rsid="00226e87" officeooo:paragraph-rsid="00226e87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6" style:family="paragraph" style:parent-style-name="Standard">
      <style:text-properties style:font-name="Liberation Sans" fo:font-size="13pt" fo:language="ru" fo:country="RU" fo:font-weight="normal" officeooo:rsid="0023938d" officeooo:paragraph-rsid="0023938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ru" fo:country="RU" fo:font-weight="bold" officeooo:rsid="0016ff5a" officeooo:paragraph-rsid="0016ff5a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9" style:family="paragraph" style:parent-style-name="Table_20_Contents">
      <style:text-properties style:font-name="Liberation Sans" fo:font-size="13pt" officeooo:rsid="00226e87" officeooo:paragraph-rsid="00226e87" style:font-size-asian="13pt" style:font-size-complex="13pt"/>
    </style:style>
    <style:style style:name="T1" style:family="text">
      <style:text-properties officeooo:rsid="0011bdae"/>
    </style:style>
    <style:style style:name="T2" style:family="text">
      <style:text-properties officeooo:rsid="001bf0e7"/>
    </style:style>
    <style:style style:name="T3" style:family="text">
      <style:text-properties fo:language="en" fo:country="US" officeooo:rsid="001bf0e7"/>
    </style:style>
    <style:style style:name="T4" style:family="text">
      <style:text-properties officeooo:rsid="00131850"/>
    </style:style>
    <style:style style:name="T5" style:family="text">
      <style:text-properties officeooo:rsid="00175f71"/>
    </style:style>
    <style:style style:name="T6" style:family="text">
      <style:text-properties officeooo:rsid="0023938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Выборки</text:p>
      <text:p text:style-name="P1"/>
      <text:p text:style-name="P2">Отличие теории вероятности от математической статистики – в статистике неизвестна функция распределения (например, задача оценить количество кильки в балтийском море, пытаемся спрогнозировать вес рыб путём вылавливания) </text:p>
      <text:p text:style-name="P1"/>
      <text:p text:style-name="P1">Пусть <draw:frame draw:style-name="fr4" draw:name="Объект2" text:anchor-type="as-char" svg:y="-0.1492in" svg:width="0.1807in" svg:height="0.2102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">, </text:span><text:span text:style-name="T1"><draw:frame draw:style-name="fr6" draw:name="Объект1" text:anchor-type="as-char" svg:y="-0.1492in" svg:width="0.1819in" svg:height="0.2102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, … - независимые одинаково распределённые случайные величины с функцией распределения F. Функция распределения F неизвестная.</text:span></text:p>
      <text:p text:style-name="P1"/>
      <text:p text:style-name="P2"><draw:frame draw:style-name="fr4" draw:name="Объект48" text:anchor-type="as-char" svg:y="-0.1492in" svg:width="0.122in" svg:height="0.1854in" draw:z-index="4"><draw:object xlink:href="./Object 50" xlink:type="simple" xlink:show="embed" xlink:actuate="onLoad"/><draw:image xlink:href="./ObjectReplacements/Object 50" xlink:type="simple" xlink:show="embed" xlink:actuate="onLoad"/></draw:frame><text:s/>– генеральная совокупност<text:span text:style-name="T2">ь</text:span> (вес всех рыб в Балтийском море, оценки всех с<text:span text:style-name="T2">т</text:span>удентов БФУ, параметры всех детале<text:span text:style-name="T2">й</text:span>, производимых на каком-то предприятии). Генеральная совокупность считается бесконечной</text:p>
      <text:p text:style-name="P2"/>
      <text:p text:style-name="P2"><draw:frame draw:style-name="fr4" draw:name="Объект3" text:anchor-type="as-char" svg:y="-0.1492in" svg:width="0.6728in" svg:height="0.2102in" draw:z-index="5"><draw:object xlink:href="./Object 5" xlink:type="simple" xlink:show="embed" xlink:actuate="onLoad"/><draw:image xlink:href="./ObjectReplacements/Object 5" xlink:type="simple" xlink:show="embed" xlink:actuate="onLoad"/></draw:frame><text:s/>– выборка из генеральной совокупности (например из моря вылавливается 1000)<text:line-break/><draw:frame draw:style-name="fr4" draw:name="Объект5" text:anchor-type="as-char" svg:y="-0.1492in" svg:width="0.089in" svg:height="0.1854in" draw:z-index="6"><draw:object xlink:href="./Object 7" xlink:type="simple" xlink:show="embed" xlink:actuate="onLoad"/><draw:image xlink:href="./ObjectReplacements/Object 7" xlink:type="simple" xlink:show="embed" xlink:actuate="onLoad"/></draw:frame> – размер выборки</text:p>
      <text:p text:style-name="P2"><draw:frame draw:style-name="fr4" draw:name="Объект4" text:anchor-type="as-char" svg:y="-0.1528in" svg:width="0.9083in" svg:height="0.2138in" draw:z-index="7"><draw:object xlink:href="./Object 6" xlink:type="simple" xlink:show="embed" xlink:actuate="onLoad"/><draw:image xlink:href="./ObjectReplacements/Object 6" xlink:type="simple" xlink:show="embed" xlink:actuate="onLoad"/></draw:frame><text:s/>– статистика – есть функция выборки (необходима случайная величина)</text:p>
      <text:p text:style-name="P2"/>
      <text:p text:style-name="P2">Примеры статистик:</text:p>
      <text:p text:style-name="P2"><draw:frame draw:style-name="fr4" draw:name="Объект7" text:anchor-type="as-char" svg:y="-0.1528in" svg:width="1.4083in" svg:height="0.2138in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4" draw:name="Объект6" text:anchor-type="as-char" svg:y="-0.1528in" svg:width="1.3346in" svg:height="0.2138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4" draw:name="Объект8" text:anchor-type="as-char" svg:y="-0.1492in" svg:width="0.7409in" svg:height="0.2102in" draw:z-index="10"><draw:object xlink:href="./Object 10" xlink:type="simple" xlink:show="embed" xlink:actuate="onLoad"/><draw:image xlink:href="./ObjectReplacements/Object 10" xlink:type="simple" xlink:show="embed" xlink:actuate="onLoad"/></draw:frame><text:s/>– размах выборки</text:p>
      <text:p text:style-name="P2"><draw:frame draw:style-name="fr4" draw:name="Объект9" text:anchor-type="as-char" svg:y="-0.1492in" svg:width="0.748in" svg:height="0.2102in" draw:z-index="11"><draw:object xlink:href="./Object 11" xlink:type="simple" xlink:show="embed" xlink:actuate="onLoad"/><draw:image xlink:href="./ObjectReplacements/Object 11" xlink:type="simple" xlink:show="embed" xlink:actuate="onLoad"/></draw:frame>, <draw:frame draw:style-name="fr4" draw:name="Объект10" text:anchor-type="as-char" svg:y="-0.1492in" svg:width="0.8008in" svg:height="0.2102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4" draw:name="Объект11" text:anchor-type="as-char" svg:y="-0.1492in" svg:width="0.9425in" svg:height="0.2201in" draw:z-index="13"><draw:object xlink:href="./Object 13" xlink:type="simple" xlink:show="embed" xlink:actuate="onLoad"/><draw:image xlink:href="./ObjectReplacements/Object 13" xlink:type="simple" xlink:show="embed" xlink:actuate="onLoad"/></draw:frame><text:s/>порядковые статистики <draw:frame draw:style-name="fr4" draw:name="Объект12" text:anchor-type="as-char" svg:y="-0.1492in" svg:width="1.1425in" svg:height="0.2201in" draw:z-index="14"><draw:object xlink:href="./Object 14" xlink:type="simple" xlink:show="embed" xlink:actuate="onLoad"/><draw:image xlink:href="./ObjectReplacements/Object 14" xlink:type="simple" xlink:show="embed" xlink:actuate="onLoad"/></draw:frame><text:s/>получены из величины <draw:frame draw:style-name="fr4" draw:name="Объект13" text:anchor-type="as-char" svg:y="-0.1492in" svg:width="0.6728in" svg:height="0.2102in" draw:z-index="15"><draw:object xlink:href="./Object 15" xlink:type="simple" xlink:show="embed" xlink:actuate="onLoad"/><draw:image xlink:href="./ObjectReplacements/Object 15" xlink:type="simple" xlink:show="embed" xlink:actuate="onLoad"/></draw:frame><text:s/>путем расположения их в порядке возрастания</text:p>
      <text:p text:style-name="P2">(два варианта обозначения, в скобках или через запятую)</text:p>
      <text:p text:style-name="P2"/>
      <text:p text:style-name="P2">порядковые статистики – зависимые величины и не одинаково распред<text:span text:style-name="T2">е</text:span>лённые</text:p>
      <text:p text:style-name="P12"><draw:frame draw:style-name="fr4" draw:name="Объект14" text:anchor-type="as-char" svg:y="-0.1528in" svg:width="1.9874in" svg:height="0.2236in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><draw:frame draw:style-name="fr4" draw:name="Объект15" text:anchor-type="as-char" svg:y="-0.1528in" svg:width="1.9543in" svg:height="0.2236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Основные задачи статистики</text:p>
      <text:p text:style-name="P2">- по <draw:frame draw:style-name="fr4" draw:name="Объект16" text:anchor-type="as-char" svg:y="-0.1492in" svg:width="0.6728in" svg:height="0.2102in" draw:z-index="24"><draw:object xlink:href="./Object 18" xlink:type="simple" xlink:show="embed" xlink:actuate="onLoad"/><draw:image xlink:href="./ObjectReplacements/Object 18" xlink:type="simple" xlink:show="embed" xlink:actuate="onLoad"/></draw:frame><text:s/>найти функцию распределения <draw:frame draw:style-name="fr1" draw:name="Object3" text:anchor-type="as-char" svg:y="-0.1492in" svg:width="0.122in" svg:height="0.1854in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P2">- оценка параметров <draw:frame draw:style-name="fr4" draw:name="Объект63" text:anchor-type="as-char" svg:y="-0.1528in" svg:width="0.5102in" svg:height="0.2016in" draw:z-index="27"><draw:object xlink:href="./Object 65" xlink:type="simple" xlink:show="embed" xlink:actuate="onLoad"/><draw:image xlink:href="./ObjectReplacements/Object 65" xlink:type="simple" xlink:show="embed" xlink:actuate="onLoad"/></draw:frame><text:s/>(в статистике функция распределения, как правило, зависит от параметров) (ВАЖНО ДЛЯ СТАТИСТИКИ, при различных параметрах свойства функций отличаются)</text:p>
      <text:p text:style-name="P2">- проверка статистических гипотез (проверить, что доля брака в выбранной партии не превосходит 0.5%, е<text:span text:style-name="T4">сть задачи в которых нужно выбрать четкий конкретный ответ (зависимы величины или нет, бракованная партия или нет)</text:span>)</text:p>
      <text:p text:style-name="P2">- предсказание на основе известных данных новых данных (регрес<text:span text:style-name="T2">с</text:span>ионный анализ) <text:span text:style-name="T4">(зависимость одной переменной от другой (как производительность труда влияет на зарплату))</text:span></text:p>
      <text:p text:style-name="P2">- определение атипичных наблюдений (робастный анализ)</text:p>
      <text:p text:style-name="P2"><text:soft-page-break/></text:p>
      <text:p text:style-name="P2">Эмпирическая (выборочная) функция распределения:</text:p>
      <text:p text:style-name="P3"><draw:frame draw:style-name="fr5" draw:name="Object1" text:anchor-type="as-char" svg:y="-0.2819in" svg:width="1.6429in" svg:height="0.4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Где <draw:frame draw:style-name="fr4" draw:name="Object2" text:anchor-type="as-char" svg:y="-0.2382in" svg:width="0.9543in" svg:height="0.4189in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4" draw:name="Объект47" text:anchor-type="as-char" svg:y="-0.1764in" svg:width="0.8937in" svg:height="0.2252in" draw:z-index="31"><draw:object xlink:href="./Object 49" xlink:type="simple" xlink:show="embed" xlink:actuate="onLoad"/><draw:image xlink:href="./ObjectReplacements/Object 49" xlink:type="simple" xlink:show="embed" xlink:actuate="onLoad"/></draw:frame></text:p>
      <text:p text:style-name="P11"/>
      <text:p text:style-name="P3">Свойства:<text:line-break/>(1) <draw:frame draw:style-name="fr4" draw:name="Объект17" text:anchor-type="as-char" svg:y="-0.1728in" svg:width="0.7957in" svg:height="0.2339in" draw:z-index="18"><draw:object xlink:href="./Object 19" xlink:type="simple" xlink:show="embed" xlink:actuate="onLoad"/><draw:image xlink:href="./ObjectReplacements/Object 19" xlink:type="simple" xlink:show="embed" xlink:actuate="onLoad"/></draw:frame>; <draw:frame draw:style-name="fr4" draw:name="Объект18" text:anchor-type="as-char" svg:y="-0.1728in" svg:width="0.6634in" svg:height="0.233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(2) неубывающая, форма лесенкой</text:p>
      <text:p text:style-name="P3">(3) <draw:frame draw:style-name="fr4" draw:name="Объект19" text:anchor-type="as-char" svg:y="-0.1728in" svg:width="0.8563in" svg:height="0.2339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Основное отличие выборочной функции распределения от обычной дискретной – выборочная функция распределения это случайная величина</text:p>
      <text:p text:style-name="P3"/>
      <text:p text:style-name="P4">Теорема (Гливенко-Картелли)</text:p>
      <text:p text:style-name="P4"/>
      <text:p text:style-name="P4"><draw:frame draw:style-name="fr4" draw:name="Объект20" text:anchor-type="as-char" svg:y="-0.2008in" svg:width="1.6417in" svg:height="0.3071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4">это значит, что при больших <draw:frame draw:style-name="fr4" draw:name="Объект51" text:anchor-type="as-char" svg:y="-0.1492in" svg:width="0.089in" svg:height="0.1854in" draw:z-index="32"><draw:object xlink:href="./Object 53" xlink:type="simple" xlink:show="embed" xlink:actuate="onLoad"/><draw:image xlink:href="./ObjectReplacements/Object 53" xlink:type="simple" xlink:show="embed" xlink:actuate="onLoad"/></draw:frame><text:s/>выборочная функция распредел<text:span text:style-name="T2">е</text:span>ния очень точно описывает <draw:frame draw:style-name="fr4" draw:name="Объект50" text:anchor-type="as-char" svg:y="-0.1528in" svg:width="0.3543in" svg:height="0.2016in" draw:z-index="33"><draw:object xlink:href="./Object 52" xlink:type="simple" xlink:show="embed" xlink:actuate="onLoad"/><draw:image xlink:href="./ObjectReplacements/Object 52" xlink:type="simple" xlink:show="embed" xlink:actuate="onLoad"/></draw:frame></text:p>
      <text:p text:style-name="P4">Чем больше <draw:frame draw:style-name="fr4" draw:name="Объект49" text:anchor-type="as-char" svg:y="-0.1492in" svg:width="0.089in" svg:height="0.1854in" draw:z-index="34"><draw:object xlink:href="./Object 51" xlink:type="simple" xlink:show="embed" xlink:actuate="onLoad"/><draw:image xlink:href="./ObjectReplacements/Object 51" xlink:type="simple" xlink:show="embed" xlink:actuate="onLoad"/></draw:frame>, чем больше наблюдений, тем точнее генеральная совокупность, однако доль<text:span text:style-name="T2">ш</text:span>е надо проводить наблюдения. 3,5 наблюдений это не статистика, минимально 20, чем больше тем лучше</text:p>
      <text:p text:style-name="P4">Презентативная выборка (пример, узнать какие доходы в семье, социологи ездят по особнякам и спрашивают какие доходы, такой подход односторонний, берётся высший класс и спрашиваются доходы, необходимо спрашивать и средний класс и бедный, смотреть пропорции) – второй принцип статис<text:span text:style-name="T2">ти</text:span>ки (разносторонняя статистика)</text:p>
      <text:p text:style-name="P4">Выборка должна быть большой – первый принцип статистики</text:p>
      <text:p text:style-name="P4"/>
      <text:p text:style-name="P4">Порядковые статистики: дискретный случай</text:p>
      <text:p text:style-name="P4"/>
      <text:p text:style-name="P4"><draw:frame draw:style-name="fr4" draw:name="Объект21" text:anchor-type="as-char" svg:y="-0.1492in" svg:width="1.3362in" svg:height="0.2201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4">Некоторые могут совпадать</text:p>
      <text:p text:style-name="P4"/>
      <text:p text:style-name="P4">Располагаем в возрастающем порядке. Некоторые статистики могут совпадать. Пуст <draw:frame draw:style-name="fr4" draw:name="Объект52" text:anchor-type="as-char" svg:y="-0.1492in" svg:width="0.1429in" svg:height="0.2102in" draw:z-index="52"><draw:object xlink:href="./Object 54" xlink:type="simple" xlink:show="embed" xlink:actuate="onLoad"/><draw:image xlink:href="./ObjectReplacements/Object 54" xlink:type="simple" xlink:show="embed" xlink:actuate="onLoad"/></draw:frame><text:s/>– количество совпадений <draw:frame draw:style-name="fr4" draw:name="Объект53" text:anchor-type="as-char" svg:y="-0.1492in" svg:width="0.2583in" svg:height="0.2201in" draw:z-index="53"><draw:object xlink:href="./Object 55" xlink:type="simple" xlink:show="embed" xlink:actuate="onLoad"/><draw:image xlink:href="./ObjectReplacements/Object 55" xlink:type="simple" xlink:show="embed" xlink:actuate="onLoad"/></draw:frame><text:s/>(так как нет смысла писать одинаковые).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<draw:frame draw:style-name="fr4" draw:name="Объект24" text:anchor-type="as-char" svg:y="-0.1492in" svg:width="0.2543in" svg:height="0.2201in" draw:z-index="29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A1" office:value-type="string">
            <text:p text:style-name="P6"><draw:frame draw:style-name="fr4" draw:name="Объект23" text:anchor-type="as-char" svg:y="-0.1492in" svg:width="0.2555in" svg:height="0.2201in" draw:z-index="25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1" office:value-type="string">
            <text:p text:style-name="P6">…</text:p>
          </table:table-cell>
          <table:table-cell table:style-name="Table1.A1" office:value-type="string">
            <text:p text:style-name="P5"><draw:frame draw:style-name="fr4" draw:name="Объект22" text:anchor-type="as-char" svg:y="-0.1492in" svg:width="0.2583in" svg:height="0.2201in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P10"><draw:frame draw:style-name="fr4" draw:name="Объект27" text:anchor-type="as-char" svg:y="-0.1492in" svg:width="0.139in" svg:height="0.2102in" draw:z-index="30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A1" office:value-type="string">
            <text:p text:style-name="P10"><draw:frame draw:style-name="fr4" draw:name="Объект26" text:anchor-type="as-char" svg:y="-0.1492in" svg:width="0.1402in" svg:height="0.2102in" draw:z-index="2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1" office:value-type="string">
            <text:p text:style-name="P6">...</text:p>
          </table:table-cell>
          <table:table-cell table:style-name="Table1.A1" office:value-type="string">
            <text:p text:style-name="P10"><draw:frame draw:style-name="fr4" draw:name="Объект25" text:anchor-type="as-char" svg:y="-0.1492in" svg:width="0.1429in" svg:height="0.2102in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</table:table>
      <text:p text:style-name="P4"/>
      <text:p text:style-name="P4"><draw:frame draw:style-name="fr4" draw:name="Объект28" text:anchor-type="as-char" svg:y="-0.1492in" svg:width="1.3827in" svg:height="0.2102in" draw:z-index="46"><draw:object xlink:href="./Object 30" xlink:type="simple" xlink:show="embed" xlink:actuate="onLoad"/><draw:image xlink:href="./ObjectReplacements/Object 30" xlink:type="simple" xlink:show="embed" xlink:actuate="onLoad"/></draw:frame></text:p>
      <text:p text:style-name="P4"/>
      <text:p text:style-name="P4"><draw:frame draw:style-name="fr4" draw:name="Объект29" text:anchor-type="as-char" svg:y="-0.1492in" svg:width="0.1362in" svg:height="0.2102in" draw:z-index="47"><draw:object xlink:href="./Object 31" xlink:type="simple" xlink:show="embed" xlink:actuate="onLoad"/><draw:image xlink:href="./ObjectReplacements/Object 31" xlink:type="simple" xlink:show="embed" xlink:actuate="onLoad"/></draw:frame>– частоты</text:p>
      <text:p text:style-name="P4"/>
      <text:p text:style-name="P4"><text:soft-page-break/><draw:frame draw:style-name="fr4" draw:name="Объект30" text:anchor-type="as-char" svg:y="-0.2693in" svg:width="0.7217in" svg:height="0.4201in" draw:z-index="48"><draw:object xlink:href="./Object 32" xlink:type="simple" xlink:show="embed" xlink:actuate="onLoad"/><draw:image xlink:href="./ObjectReplacements/Object 32" xlink:type="simple" xlink:show="embed" xlink:actuate="onLoad"/></draw:frame><text:s/>– число частот меньших или равных <draw:frame draw:style-name="fr4" draw:name="Объект62" text:anchor-type="as-char" svg:y="-0.1492in" svg:width="0.0925in" svg:height="0.1854in" draw:z-index="54"><draw:object xlink:href="./Object 64" xlink:type="simple" xlink:show="embed" xlink:actuate="onLoad"/><draw:image xlink:href="./ObjectReplacements/Object 64" xlink:type="simple" xlink:show="embed" xlink:actuate="onLoad"/></draw:frame></text:p>
      <text:p text:style-name="P4"/>
      <text:p text:style-name="P4"><draw:frame draw:style-name="fr4" draw:name="Объект31" text:anchor-type="as-char" svg:y="-0.2693in" svg:width="0.4555in" svg:height="0.4201in" draw:z-index="49"><draw:object xlink:href="./Object 33" xlink:type="simple" xlink:show="embed" xlink:actuate="onLoad"/><draw:image xlink:href="./ObjectReplacements/Object 33" xlink:type="simple" xlink:show="embed" xlink:actuate="onLoad"/></draw:frame><text:s/>– относительные частоты, <draw:frame draw:style-name="fr4" draw:name="Объект46" text:anchor-type="as-char" svg:y="-0.2819in" svg:width="0.6161in" svg:height="0.452in" draw:z-index="55"><draw:object xlink:href="./Object 48" xlink:type="simple" xlink:show="embed" xlink:actuate="onLoad"/><draw:image xlink:href="./ObjectReplacements/Object 48" xlink:type="simple" xlink:show="embed" xlink:actuate="onLoad"/></draw:frame><text:s/></text:p>
      <text:p text:style-name="P4"/>
      <text:p text:style-name="P4">Полигоном частот (в дискретном случае) называют ломаную, соединяющую точки <draw:frame draw:style-name="fr1" draw:name="Object4" text:anchor-type="as-char" svg:y="-0.1528in" svg:width="1.2827in" svg:height="0.2138in" draw:z-index="66"><draw:object xlink:href="./Object 67" xlink:type="simple" xlink:show="embed" xlink:actuate="onLoad"/><draw:image xlink:href="./ObjectReplacements/Object 67" xlink:type="simple" xlink:show="embed" xlink:actuate="onLoad"/></draw:frame></text:p>
      <text:p text:style-name="P15">Полигоном относительных частот называют ломаную, соединяющую точки <draw:frame draw:style-name="fr1" draw:name="Object5" text:anchor-type="as-char" svg:y="-0.1528in" svg:width="1.3673in" svg:height="0.2138in" draw:z-index="67"><draw:object xlink:href="./Object 68" xlink:type="simple" xlink:show="embed" xlink:actuate="onLoad"/><draw:image xlink:href="./ObjectReplacements/Object 68" xlink:type="simple" xlink:show="embed" xlink:actuate="onLoad"/></draw:frame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9"><draw:frame draw:style-name="fr1" draw:name="Object6" text:anchor-type="as-char" svg:y="-0.1492in" svg:width="0.1228in" svg:height="0.2102in" draw:z-index="6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9">7</text:p>
          </table:table-cell>
        </table:table-row>
        <table:table-row>
          <table:table-cell table:style-name="Table2.A1" office:value-type="string">
            <text:p text:style-name="P19"><draw:frame draw:style-name="fr1" draw:name="Object7" text:anchor-type="as-char" svg:y="-0.0181in" svg:width="0.1193in" svg:height="0.2102in" draw:z-index="6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9">14</text:p>
          </table:table-cell>
          <table:table-cell table:style-name="Table2.A1" office:value-type="string">
            <text:p text:style-name="P19">6</text:p>
          </table:table-cell>
        </table:table-row>
      </table:table>
      <text:p text:style-name="P4"/>
      <text:p text:style-name="P15"/>
      <text:p text:style-name="P15"><draw:frame draw:style-name="fr3" draw:name="Object8" text:anchor-type="char" svg:width="6.2984in" svg:height="3.5429in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4"/>
      <text:p text:style-name="P4">В непрерывном случае часто строят гистограмму частот, гистограмму относительных частот. В непрерывном случае <draw:frame draw:style-name="fr4" draw:name="Объект55" text:anchor-type="as-char" svg:y="-0.1492in" svg:width="0.1429in" svg:height="0.2102in" draw:z-index="56"><draw:object xlink:href="./Object 57" xlink:type="simple" xlink:show="embed" xlink:actuate="onLoad"/><draw:image xlink:href="./ObjectReplacements/Object 57" xlink:type="simple" xlink:show="embed" xlink:actuate="onLoad"/></draw:frame><text:s/>– количество наблюдений, попадающих в <draw:frame draw:style-name="fr4" draw:name="Объект54" text:anchor-type="as-char" svg:y="-0.1492in" svg:width="0.0902in" svg:height="0.1854in" draw:z-index="61"><draw:object xlink:href="./Object 56" xlink:type="simple" xlink:show="embed" xlink:actuate="onLoad"/><draw:image xlink:href="./ObjectReplacements/Object 56" xlink:type="simple" xlink:show="embed" xlink:actuate="onLoad"/></draw:frame>-ый интервал</text:p>
      <text:p text:style-name="P4">Высотой сколько людей попало в интервал строим прямоугольник</text:p>
      <text:p text:style-name="P16">Пример:</text:p>
      <text:p text:style-name="P16"/>
      <text:p text:style-name="P16"><draw:frame draw:style-name="fr2" draw:name="Object9" text:anchor-type="char" svg:width="6.2984in" svg:height="3.5429in" draw:z-index="71"><draw:object xlink:href="./Object 72" xlink:type="simple" xlink:show="embed" xlink:actuate="onLoad"/><draw:image xlink:href="./ObjectReplacements/Object 72" xlink:type="simple" xlink:show="embed" xlink:actuate="onLoad"/></draw:frame><text:soft-page-break/></text:p>
      <text:p text:style-name="P4"/>
      <text:p text:style-name="P7">Пусть <draw:frame draw:style-name="fr4" draw:name="Объект32" text:anchor-type="as-char" svg:y="-0.1528in" svg:width="0.3673in" svg:height="0.2138in" draw:z-index="50"><draw:object xlink:href="./Object 34" xlink:type="simple" xlink:show="embed" xlink:actuate="onLoad"/><draw:image xlink:href="./ObjectReplacements/Object 34" xlink:type="simple" xlink:show="embed" xlink:actuate="onLoad"/></draw:frame><text:s/>– кривая, аппроксимирующая гистограмму.</text:p>
      <text:p text:style-name="P7"><draw:frame draw:style-name="fr4" draw:name="Объект33" text:anchor-type="as-char" svg:y="-0.1528in" svg:width="0.8764in" svg:height="0.2138in" draw:z-index="51"><draw:object xlink:href="./Object 35" xlink:type="simple" xlink:show="embed" xlink:actuate="onLoad"/><draw:image xlink:href="./ObjectReplacements/Object 35" xlink:type="simple" xlink:show="embed" xlink:actuate="onLoad"/></draw:frame><text:s/>– плотность генеральной совокупности (при больших н будет достаточно близка к неизвестной плотности)</text:p>
      <text:p text:style-name="P7"/>
      <text:p text:style-name="P18">Экспоненциальное семейство распределений</text:p>
      <text:p text:style-name="P7"><draw:frame draw:style-name="fr4" draw:name="Объект45" text:anchor-type="as-char" svg:y="-0.1528in" svg:width="0.4701in" svg:height="0.2016in" draw:z-index="60"><draw:object xlink:href="./Object 47" xlink:type="simple" xlink:show="embed" xlink:actuate="onLoad"/><draw:image xlink:href="./ObjectReplacements/Object 47" xlink:type="simple" xlink:show="embed" xlink:actuate="onLoad"/></draw:frame><text:s/>– плотность, либо функция вероятности</text:p>
      <text:p text:style-name="P7"><draw:frame draw:style-name="fr4" draw:name="Объект34" text:anchor-type="as-char" svg:y="-0.1528in" svg:width="0.8681in" svg:height="0.2016in" draw:z-index="35"><draw:object xlink:href="./Object 36" xlink:type="simple" xlink:show="embed" xlink:actuate="onLoad"/><draw:image xlink:href="./ObjectReplacements/Object 36" xlink:type="simple" xlink:show="embed" xlink:actuate="onLoad"/></draw:frame><text:s/>– <text:span text:style-name="T2">плотность </text:span></text:p>
      <text:p text:style-name="P8"><draw:frame draw:style-name="fr4" draw:name="Объект35" text:anchor-type="as-char" svg:y="-0.1528in" svg:width="1.0701in" svg:height="0.2016in" draw:z-index="36"><draw:object xlink:href="./Object 37" xlink:type="simple" xlink:show="embed" xlink:actuate="onLoad"/><draw:image xlink:href="./ObjectReplacements/Object 37" xlink:type="simple" xlink:show="embed" xlink:actuate="onLoad"/></draw:frame><text:s/>– <text:span text:style-name="T2">функция вероятности (дискретный случай)</text:span></text:p>
      <text:p text:style-name="P7"/>
      <text:p text:style-name="P7"><draw:frame draw:style-name="fr4" draw:name="Объект36" text:anchor-type="as-char" svg:y="-0.3201in" svg:width="2.3047in" svg:height="0.3689in" draw:z-index="37"><draw:object xlink:href="./Object 38" xlink:type="simple" xlink:show="embed" xlink:actuate="onLoad"/><draw:image xlink:href="./ObjectReplacements/Object 38" xlink:type="simple" xlink:show="embed" xlink:actuate="onLoad"/></draw:frame>, <text:span text:style-name="T3">г</text:span><text:span text:style-name="T2">де</text:span> <draw:frame draw:style-name="fr4" draw:name="Объект37" text:anchor-type="as-char" svg:y="-0.1492in" svg:width="0.4563in" svg:height="0.1854in" draw:z-index="38"><draw:object xlink:href="./Object 39" xlink:type="simple" xlink:show="embed" xlink:actuate="onLoad"/><draw:image xlink:href="./ObjectReplacements/Object 39" xlink:type="simple" xlink:show="embed" xlink:actuate="onLoad"/></draw:frame>, если выполняется то принадлежит <text:span text:style-name="T2">экспоненциальному семейству распределений</text:span></text:p>
      <text:p text:style-name="P7">Нормальное, гамма, бета, биномиальное, Пуассона, отрицательное биномиальное принадлежат экспоненциальному семейству распределений</text:p>
      <text:p text:style-name="P7"/>
      <text:p text:style-name="P7">(1) биномиальное <draw:frame draw:style-name="fr4" draw:name="Объект38" text:anchor-type="as-char" svg:y="-0.2972in" svg:width="3.8102in" svg:height="0.3583in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7"><draw:frame draw:style-name="fr4" draw:name="Объект39" text:anchor-type="as-char" svg:y="-0.2445in" svg:width="3.2571in" svg:height="0.411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7">=&gt; <text:s/><draw:frame draw:style-name="fr1" draw:name="Object10" text:anchor-type="as-char" svg:y="-0.1492in" svg:width="4.361in" svg:height="0.1854in" draw:z-index="72"><draw:object xlink:href="./Object 73" xlink:type="simple" xlink:show="embed" xlink:actuate="onLoad"/><draw:image xlink:href="./ObjectReplacements/Object 73" xlink:type="simple" xlink:show="embed" xlink:actuate="onLoad"/></draw:frame><text:s/></text:p>
      <text:p text:style-name="P7"/>
      <text:p text:style-name="P7">(2) нормальное</text:p>
      <text:p text:style-name="P7">…</text:p>
      <text:p text:style-name="P7"/>
      <text:p text:style-name="P7">(3) Распределение Коши – нет. Не разделить <draw:frame draw:style-name="fr4" draw:name="Объект60" text:anchor-type="as-char" svg:y="-0.1492in" svg:width="0.0925in" svg:height="0.1854in" draw:z-index="62"><draw:object xlink:href="./Object 62" xlink:type="simple" xlink:show="embed" xlink:actuate="onLoad"/><draw:image xlink:href="./ObjectReplacements/Object 62" xlink:type="simple" xlink:show="embed" xlink:actuate="onLoad"/></draw:frame><text:s/>и <draw:frame draw:style-name="fr4" draw:name="Объект61" text:anchor-type="as-char" svg:y="-0.1492in" svg:width="0.0898in" svg:height="0.1854in" draw:z-index="63"><draw:object xlink:href="./Object 63" xlink:type="simple" xlink:show="embed" xlink:actuate="onLoad"/><draw:image xlink:href="./ObjectReplacements/Object 63" xlink:type="simple" xlink:show="embed" xlink:actuate="onLoad"/></draw:frame></text:p>
      <text:p text:style-name="P7">… <text:span text:style-name="T6">=&gt; </text:span><text:span text:style-name="T6"><draw:frame draw:style-name="fr1" draw:name="Object11" text:anchor-type="as-char" svg:y="-0.1492in" svg:width="4.8425in" svg:height="0.1854in" draw:z-index="73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7"/>
      <text:p text:style-name="P9"><text:span text:style-name="T6">О</text:span>сновная идея э<text:span text:style-name="T6">кспоненциального семейства распределений:</text:span> всегда есть что-то, что зависит от <draw:frame draw:style-name="fr4" draw:name="Объект59" text:anchor-type="as-char" svg:y="-0.1492in" svg:width="0.0925in" svg:height="0.1854in" draw:z-index="64"><draw:object xlink:href="./Object 61" xlink:type="simple" xlink:show="embed" xlink:actuate="onLoad"/><draw:image xlink:href="./ObjectReplacements/Object 61" xlink:type="simple" xlink:show="embed" xlink:actuate="onLoad"/></draw:frame><text:s/>умножается на что-то, что зависит от параметра</text:p>
      <text:p text:style-name="P9"><text:soft-page-break/></text:p>
      <text:p text:style-name="P9"><text:span text:style-name="T6">Д</text:span>ля чего нужн<text:span text:style-name="T6">ы?</text:span> <text:span text:style-name="T6">Н</text:span>апример, для нахождения достаточной статистики, идея у распределений одного семейства идея одинаковая, также для нахождения полной статистики, легче найти</text:p>
      <text:p text:style-name="P9"/>
      <text:p text:style-name="P9">Выборочное среднее, выборочная дисперсия.</text:p>
      <text:p text:style-name="P9"><draw:frame draw:style-name="fr4" draw:name="Объект40" text:anchor-type="as-char" svg:y="-0.1492in" svg:width="0.4591in" svg:height="0.1854in" draw:z-index="41"><draw:object xlink:href="./Object 42" xlink:type="simple" xlink:show="embed" xlink:actuate="onLoad"/><draw:image xlink:href="./ObjectReplacements/Object 42" xlink:type="simple" xlink:show="embed" xlink:actuate="onLoad"/></draw:frame>, <draw:frame draw:style-name="fr4" draw:name="Объект41" text:anchor-type="as-char" svg:y="-0.1728in" svg:width="0.5398in" svg:height="0.2091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9"/>
      <text:p text:style-name="P9"><draw:frame draw:style-name="fr4" draw:name="Объект42" text:anchor-type="as-char" svg:y="-0.2819in" svg:width="0.9173in" svg:height="0.452in" draw:z-index="43"><draw:object xlink:href="./Object 44" xlink:type="simple" xlink:show="embed" xlink:actuate="onLoad"/><draw:image xlink:href="./ObjectReplacements/Object 44" xlink:type="simple" xlink:show="embed" xlink:actuate="onLoad"/></draw:frame><text:s/>– выборочное среднее (аналог мат. ожидания)</text:p>
      <text:p text:style-name="P9"><draw:frame draw:style-name="fr4" draw:name="Объект43" text:anchor-type="as-char" svg:y="-0.2819in" svg:width="1.7146in" svg:height="0.452in" draw:z-index="44"><draw:object xlink:href="./Object 45" xlink:type="simple" xlink:show="embed" xlink:actuate="onLoad"/><draw:image xlink:href="./ObjectReplacements/Object 45" xlink:type="simple" xlink:show="embed" xlink:actuate="onLoad"/></draw:frame><text:s/>(аналог дисперсии, делится на <draw:frame draw:style-name="fr4" draw:name="Объект44" text:anchor-type="as-char" svg:y="-0.1492in" svg:width="0.3134in" svg:height="0.1854in" draw:z-index="45"><draw:object xlink:href="./Object 46" xlink:type="simple" xlink:show="embed" xlink:actuate="onLoad"/><draw:image xlink:href="./ObjectReplacements/Object 46" xlink:type="simple" xlink:show="embed" xlink:actuate="onLoad"/></draw:frame><text:s/>потому что так надо)</text:p>
      <text:p text:style-name="P9"/>
      <text:p text:style-name="P9">Важное свойство:</text:p>
      <text:p text:style-name="P9">(<draw:frame draw:style-name="fr4" draw:name="Объект56" text:anchor-type="as-char" svg:y="-0.2819in" svg:width="5.889in" svg:height="0.452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9"/>
      <text:p text:style-name="P9">справделивы следующие свойства</text:p>
      <text:p text:style-name="P9"><draw:frame draw:style-name="fr4" draw:name="Объект57" text:anchor-type="as-char" svg:y="-0.1492in" svg:width="0.4965in" svg:height="0.1854in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9"/>
      <text:p text:style-name="P9"><draw:frame draw:style-name="fr4" draw:name="Объект58" text:anchor-type="as-char" svg:y="-0.2681in" svg:width="0.6102in" svg:height="0.4189in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9"/>
      <text:p text:style-name="P9">ES^2 = <text:s/>(*) = фото</text:p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1:47:39.436020304</meta:creation-date>
    <dc:date>2026-01-13T02:07:55.784149749</dc:date>
    <meta:editing-duration>PT13M21S</meta:editing-duration>
    <meta:editing-cycles>6</meta:editing-cycles>
    <meta:generator>LibreOffice/24.2.7.2$Linux_X86_64 LibreOffice_project/420$Build-2</meta:generator>
    <meta:document-statistic meta:table-count="2" meta:image-count="0" meta:object-count="74" meta:page-count="5" meta:paragraph-count="92" meta:word-count="539" meta:character-count="4300" meta:non-whitespace-character-count="3767"/>
  </office:meta>
</office:document-meta>
</file>

<file path=Object 1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i>n</mi>
          </mfrac>
          <mo stretchy="false">×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I</mi>
          </mrow>
        </mrow>
      </mrow>
      <mrow>
        <mo fence="true" form="prefix" stretchy="false">(</mo>
        <mrow>
          <mrow>
            <msub>
              <mi>X</mi>
              <mi>i</mi>
            </msub>
            <mo stretchy="false">≤</mo>
            <mi>x</mi>
          </mrow>
        </mrow>
        <mo fence="true" form="postfix" stretchy="false">)</mo>
      </mrow>
    </mrow>
    <annotation encoding="StarMath 5.0">F^"*"_n(x) = 1 over n times sum from {i = 1} to {n} I(X_i &lt;= x)
</annotation>
  </semantics>
</math>
</file>

<file path=Object 10/content.xml><?xml version="1.0" encoding="utf-8"?>
<math xmlns="http://www.w3.org/1998/Math/MathML" display="block">
  <semantics>
    <mrow>
      <mrow>
        <msub>
          <mi>R</mi>
          <mi>n</mi>
        </msub>
        <mo stretchy="false">=</mo>
        <mi>M</mi>
      </mrow>
      <mi>–</mi>
      <mi>m</mi>
    </mrow>
    <annotation encoding="StarMath 5.0">R_n = M – m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+</mo>
      <mi>…</mi>
      <mo stretchy="false">+</mo>
      <msub>
        <mi>X</mi>
        <mi>n</mi>
      </msub>
    </mrow>
    <annotation encoding="StarMath 5.0">X_1 + … + X_n</annotation>
  </semantics>
</math>
</file>

<file path=Object 12/content.xml><?xml version="1.0" encoding="utf-8"?>
<math xmlns="http://www.w3.org/1998/Math/MathML" display="block">
  <semantics>
    <mrow>
      <mrow>
        <msub>
          <mi>X</mi>
          <mn>1</mn>
        </msub>
        <mo stretchy="false">+</mo>
        <msub>
          <mi>X</mi>
          <mn>3</mn>
        </msub>
      </mrow>
      <mi>–</mi>
      <msub>
        <mi>X</mi>
        <mi>n</mi>
      </msub>
    </mrow>
    <annotation encoding="StarMath 5.0">X_1 + X_3 – X_n</annotation>
  </semantics>
</math>
</file>

<file path=Object 13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n>1</mn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i>n</mi>
          </mrow>
          <mo fence="true" form="postfix" stretchy="false">)</mo>
        </mrow>
      </msub>
    </mrow>
    <annotation encoding="StarMath 5.0">X_(1) &lt;= … &lt;= X_(n)</annotation>
  </semantics>
</math>
</file>

<file path=Object 14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row>
              <mn>1</mn>
              <mi>,</mi>
              <mi>n</mi>
            </mrow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</msub>
    </mrow>
    <annotation encoding="StarMath 5.0">X_(1,n) &lt;= … &lt;= X_(n,n)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 …, X_n</annotation>
  </semantics>
</math>
</file>

<file path=Object 16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form="postfix" stretchy="false">)</mo>
        </mrow>
        <mo stretchy="false">=</mo>
        <msub>
          <mi>X</mi>
          <mrow>
            <mo fence="true" form="prefix" stretchy="false">(</mo>
            <mrow>
              <mi>n</mi>
            </mrow>
            <mo fence="true" form="postfix" stretchy="false">)</mo>
          </mrow>
        </msub>
        <mo stretchy="false">=</mo>
        <msub>
          <mi>X</mi>
          <mrow>
            <mo fence="true" form="prefix" stretchy="false">(</mo>
            <mrow>
              <mrow>
                <mn>1</mn>
                <mi>,</mi>
                <mi>n</mi>
              </mrow>
            </mrow>
            <mo fence="true" form="postfix" stretchy="false">)</mo>
          </mrow>
        </msub>
      </mrow>
    </mrow>
    <annotation encoding="StarMath 5.0">max(X_1, …, X_n) = X_(n) = X_(1,n)</annotation>
  </semantics>
</math>
</file>

<file path=Object 17/content.xml><?xml version="1.0" encoding="utf-8"?>
<math xmlns="http://www.w3.org/1998/Math/MathML" display="block">
  <semantics>
    <mrow>
      <mi mathvariant="italic">min</mi>
      <mrow>
        <mrow>
          <mo fence="true" form="prefix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form="postfix" stretchy="false">)</mo>
        </mrow>
        <mo stretchy="false">=</mo>
        <msub>
          <mi>X</mi>
          <mrow>
            <mo fence="true" form="prefix" stretchy="false">(</mo>
            <mrow>
              <mn>1</mn>
            </mrow>
            <mo fence="true" form="postfix" stretchy="false">)</mo>
          </mrow>
        </msub>
        <mo stretchy="false">=</mo>
        <msub>
          <mi>X</mi>
          <mrow>
            <mo fence="true" form="prefix" stretchy="false">(</mo>
            <mrow>
              <mrow>
                <mi>n</mi>
                <mi>,</mi>
                <mi>n</mi>
              </mrow>
            </mrow>
            <mo fence="true" form="postfix" stretchy="false">)</mo>
          </mrow>
        </msub>
      </mrow>
    </mrow>
    <annotation encoding="StarMath 5.0">min(X_1, …, X_n) = X_(1) = X_(n,n)</annotation>
  </semantics>
</math>
</file>

<file path=Object 18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…,X_n</annotation>
  </semantics>
</math>
</file>

<file path=Object 19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row>
              <mo stretchy="false">−</mo>
              <mi mathvariant="normal">∞</mi>
            </mrow>
          </mrow>
          <mo fence="true" form="postfix" stretchy="false">)</mo>
        </mrow>
        <mo stretchy="false">=</mo>
        <mn>0</mn>
      </mrow>
    </mrow>
    <annotation encoding="StarMath 5.0">F rsup "*" rsub n(-infinity) = 0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1</mn>
                    <mi>,</mi>
                    <mi>A</mi>
                  </mrow>
                </mtd>
              </mtr>
              <mtr>
                <mtd>
                  <mrow>
                    <mn>0</mn>
                    <mi>,</mi>
                    <mover accent="true">
                      <mi>A</mi>
                      <mo stretchy="false">¯</mo>
                    </mover>
                  </mrow>
                </mtd>
              </mtr>
            </mtable>
          </mrow>
          <mo fence="true" form="postfix" stretchy="true">}</mo>
        </mrow>
      </mrow>
    </mrow>
    <annotation encoding="StarMath 5.0">I(A) = left lbrace binom{1, A}{0, bar A} right rbrace </annotation>
  </semantics>
</math>
</file>

<file path=Object 20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 mathvariant="normal">∞</mi>
          </mrow>
          <mo fence="true" form="postfix" stretchy="false">)</mo>
        </mrow>
        <mo stretchy="false">=</mo>
        <mn>1</mn>
      </mrow>
    </mrow>
    <annotation encoding="StarMath 5.0">F^"*"_n(infinity) = 1</annotation>
  </semantics>
</math>
</file>

<file path=Object 21/content.xml><?xml version="1.0" encoding="utf-8"?>
<math xmlns="http://www.w3.org/1998/Math/MathML" display="block">
  <semantics>
    <mrow>
      <mrow>
        <mn>0</mn>
        <mo stretchy="false">≤</mo>
        <msubsup>
          <mi>F</mi>
          <mi>n</mi>
          <mtext>*</mtext>
        </msubsup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1</mn>
      </mrow>
    </mrow>
    <annotation encoding="StarMath 5.0">0 &lt;= F rsup "*" rsub  n(x) &lt;= 1</annotation>
  </semantics>
</math>
</file>

<file path=Object 22/content.xml><?xml version="1.0" encoding="utf-8"?>
<math xmlns="http://www.w3.org/1998/Math/MathML" display="block">
  <semantics>
    <mrow>
      <msub>
        <mtext>sup</mtext>
        <mi>x</mi>
      </msub>
      <mrow>
        <mo fence="true" form="prefix" stretchy="false">|</mo>
        <mrow>
          <mrow>
            <msubsup>
              <mi>F</mi>
              <mi>n</mi>
              <mtext>*</mtext>
            </msubsup>
            <mrow>
              <mo fence="true" form="prefix" stretchy="false">(</mo>
              <mrow>
                <mi>x</mi>
              </mrow>
              <mo fence="true" form="postfix" stretchy="false">)</mo>
            </mrow>
            <mi>–</mi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|</mo>
      </mrow>
      <mtable>
        <mtr>
          <mtd>
            <mrow>
              <mi>п</mi>
              <mn>.</mn>
              <mi>н</mi>
            </mrow>
          </mtd>
        </mtr>
        <mtr>
          <mtd>
            <mo stretchy="false">→</mo>
          </mtd>
        </mtr>
      </mtable>
      <mn>0</mn>
    </mrow>
    <annotation encoding="StarMath 5.0">"sup"_x lline F^"*"_n (x) – F(x) rline binom{п.н}{-&gt;} 0</annotation>
  </semantics>
</math>
</file>

<file path=Object 23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n>1</mn>
          </mrow>
          <mo fence="true" form="postfix" stretchy="false">)</mo>
        </mrow>
      </msub>
      <mo stretchy="false">≤</mo>
      <msub>
        <mi>X</mi>
        <mrow>
          <mo fence="true" form="prefix" stretchy="false">(</mo>
          <mrow>
            <mn>2</mn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i>n</mi>
          </mrow>
          <mo fence="true" form="postfix" stretchy="false">)</mo>
        </mrow>
      </msub>
    </mrow>
    <annotation encoding="StarMath 5.0">X_(1) &lt;= X_(2) &lt;= … &lt;= X_(n)</annotation>
  </semantics>
</math>
</file>

<file path=Object 24/content.xml><?xml version="1.0" encoding="utf-8"?>
<math xmlns="http://www.w3.org/1998/Math/MathML" display="block">
  <semantics>
    <msub>
      <mi>Х</mi>
      <mrow>
        <mo fence="true" form="prefix" stretchy="false">(</mo>
        <mrow>
          <mi>k</mi>
        </mrow>
        <mo fence="true" form="postfix" stretchy="false">)</mo>
      </mrow>
    </msub>
    <annotation encoding="StarMath 5.0">Х_(k)</annotation>
  </semantics>
</math>
</file>

<file path=Object 25/content.xml><?xml version="1.0" encoding="utf-8"?>
<math xmlns="http://www.w3.org/1998/Math/MathML" display="block">
  <semantics>
    <msub>
      <mi>Х</mi>
      <mrow>
        <mo fence="true" form="prefix" stretchy="false">(</mo>
        <mrow>
          <mn>2</mn>
        </mrow>
        <mo fence="true" form="postfix" stretchy="false">)</mo>
      </mrow>
    </msub>
    <annotation encoding="StarMath 5.0">Х_(2)</annotation>
  </semantics>
</math>
</file>

<file path=Object 26/content.xml><?xml version="1.0" encoding="utf-8"?>
<math xmlns="http://www.w3.org/1998/Math/MathML" display="block">
  <semantics>
    <msub>
      <mi>Х</mi>
      <mrow>
        <mo fence="true" form="prefix" stretchy="false">(</mo>
        <mrow>
          <mn>1</mn>
        </mrow>
        <mo fence="true" form="postfix" stretchy="false">)</mo>
      </mrow>
    </msub>
    <annotation encoding="StarMath 5.0">Х_(1)</annotation>
  </semantics>
</math>
</file>

<file path=Object 27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28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2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0/content.xml><?xml version="1.0" encoding="utf-8"?>
<math xmlns="http://www.w3.org/1998/Math/MathML" display="block">
  <semantics>
    <mrow>
      <mrow>
        <msub>
          <mi>n</mi>
          <mn>1</mn>
        </msub>
        <mo stretchy="false">+</mo>
        <msub>
          <mi>n</mi>
          <mn>2</mn>
        </msub>
        <mo stretchy="false">+</mo>
        <msub>
          <mi>n</mi>
          <mn>3</mn>
        </msub>
        <mo stretchy="false">+</mo>
        <mn>...</mn>
        <mo stretchy="false">+</mo>
        <msub>
          <mi>n</mi>
          <mi>k</mi>
        </msub>
      </mrow>
      <mo stretchy="false">=</mo>
      <mi>n</mi>
    </mrow>
    <annotation encoding="StarMath 5.0">n_1 + n_2 + n_3 +...+ n_k = n</annotation>
  </semantics>
</math>
</file>

<file path=Object 31/content.xml><?xml version="1.0" encoding="utf-8"?>
<math xmlns="http://www.w3.org/1998/Math/MathML" display="block">
  <semantics>
    <msub>
      <mi>n</mi>
      <mi>j</mi>
    </msub>
    <annotation encoding="StarMath 5.0">n_j </annotation>
  </semantics>
</math>
</file>

<file path=Object 32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b>
            <mi>n</mi>
            <mi>x</mi>
          </msub>
          <mi>n</mi>
        </mfrac>
      </mrow>
    </mrow>
    <annotation encoding="StarMath 5.0">F^"*"_n(x) = n_x over n</annotation>
  </semantics>
</math>
</file>

<file path=Object 33/content.xml><?xml version="1.0" encoding="utf-8"?>
<math xmlns="http://www.w3.org/1998/Math/MathML" display="block">
  <semantics>
    <mrow>
      <msub>
        <mi>ϖ</mi>
        <mi>i</mi>
      </msub>
      <mo stretchy="false">=</mo>
      <mfrac>
        <msub>
          <mi>n</mi>
          <mi>i</mi>
        </msub>
        <mi>n</mi>
      </mfrac>
    </mrow>
    <annotation encoding="StarMath 5.0">%varpi _i = n_i over n</annotation>
  </semantics>
</math>
</file>

<file path=Object 34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f_n(x)</annotation>
  </semantics>
</math>
</file>

<file path=Object 35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f_n(x) → f(x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i>'</mi>
      <mrow>
        <mo fence="true" form="prefix" stretchy="false">(</mo>
        <mrow>
          <mi>x</mi>
        </mrow>
        <mo fence="true" form="postfix" stretchy="false">)</mo>
      </mrow>
    </mrow>
    <annotation encoding="StarMath 5.0">f(x) = F'(x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i>X</mi>
            <mo stretchy="false">=</mo>
            <mi>x</mi>
          </mrow>
        </mrow>
        <mo fence="true" form="postfix" stretchy="false">)</mo>
      </mrow>
    </mrow>
    <annotation encoding="StarMath 5.0">f(x) = P(X = x)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a</mi>
            </mrow>
          </mrow>
          <mo fence="true" form="postfix" stretchy="false">)</mo>
        </mrow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×</mo>
        <mi>c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×</mo>
        <msup>
          <mi>e</mi>
          <mrow>
            <mo fence="true" form="prefix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w</mi>
                    <mi>i</mi>
                  </msub>
                </mrow>
                <mrow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  <mo stretchy="false">×</mo>
                  <msub>
                    <mi>t</mi>
                    <mi>i</mi>
                  </msub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sup>
      </mrow>
    </mrow>
    <annotation encoding="StarMath 5.0">f(x"|"a) = h(x) times c(a) times e^(sum from i=1 to n w_i(a) times t_i(x))</annotation>
  </semantics>
</math>
</file>

<file path=Object 39/content.xml><?xml version="1.0" encoding="utf-8"?>
<math xmlns="http://www.w3.org/1998/Math/MathML" display="block">
  <semantics>
    <mrow>
      <mi>c</mi>
      <mi>,</mi>
      <mrow>
        <mi>h</mi>
        <mo stretchy="false">&gt;</mo>
        <mn>0</mn>
      </mrow>
    </mrow>
    <annotation encoding="StarMath 5.0">c, h &gt; 0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p</mi>
            </mrow>
          </mrow>
          <mo fence="true" form="postfix" stretchy="false">)</mo>
        </mrow>
        <mo stretchy="false">=</mo>
        <mrow>
          <msubsup>
            <mi>C</mi>
            <mi>n</mi>
            <mi>x</mi>
          </msubsup>
          <mo stretchy="false">×</mo>
          <msup>
            <mi>p</mi>
            <mi>x</mi>
          </msup>
          <mo stretchy="false">×</mo>
          <msup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i>x</mi>
                </mrow>
              </mrow>
              <mo fence="true" form="postfix" stretchy="false">)</mo>
            </mrow>
          </msup>
        </mrow>
        <mo stretchy="false">=</mo>
        <mrow>
          <msubsup>
            <mi>C</mi>
            <mi>n</mi>
            <mi>x</mi>
          </msubsup>
          <mo stretchy="false">×</mo>
          <msup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  <mi>n</mi>
          </msup>
          <mo stretchy="false">×</mo>
          <msup>
            <mi>e</mi>
            <mrow>
              <mo fence="true" form="prefix" stretchy="false">(</mo>
              <mrow>
                <mrow>
                  <mrow>
                    <mi>x</mi>
                    <mo stretchy="false">×</mo>
                    <mi>ln</mi>
                  </mrow>
                  <mrow>
                    <mo fence="true" form="prefix" stretchy="false">(</mo>
                    <mrow>
                      <mfrac>
                        <mi>p</mi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sup>
        </mrow>
      </mrow>
    </mrow>
    <annotation encoding="StarMath 5.0">f(x"|"p) = C^x_n times p^x times (1-p)^(n-x) = C^x_n times (1-p)^n times e^(x times ln(p over (1-p)))</annotation>
  </semantics>
</math>
</file>

<file path=Object 4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sup>
          <mi>C</mi>
          <mi>n</mi>
          <mi>x</mi>
        </msubsup>
      </mrow>
      <mi>,</mi>
      <mi>c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i>n</mi>
        </msup>
      </mrow>
      <mi>,</mi>
      <mrow>
        <msub>
          <mi>w</mi>
          <mn>1</mn>
        </msub>
        <mo stretchy="false">=</mo>
        <mi>ln</mi>
      </mrow>
      <mrow>
        <mo fence="true" form="prefix" stretchy="false">(</mo>
        <mrow>
          <mfrac>
            <mi>p</mi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</mfrac>
        </mrow>
        <mo fence="true" form="postfix" stretchy="false">)</mo>
      </mrow>
      <mi>,</mi>
      <mrow>
        <msub>
          <mi>t</mi>
          <mn>1</mn>
        </msub>
        <mo stretchy="false">=</mo>
        <mi>x</mi>
      </mrow>
    </mrow>
    <annotation encoding="StarMath 5.0">h(x) = C^x_n, c(p) = (1-p)^n, w_1 = ln(p over (1-p)), t_1 = x</annotation>
  </semantics>
</math>
</file>

<file path=Object 42/content.xml><?xml version="1.0" encoding="utf-8"?>
<math xmlns="http://www.w3.org/1998/Math/MathML" display="block">
  <semantics>
    <mrow>
      <mi mathvariant="italic">EX</mi>
      <mo stretchy="false">=</mo>
      <mi>a</mi>
    </mrow>
    <annotation encoding="StarMath 5.0">EX = a</annotation>
  </semantics>
</math>
</file>

<file path=Object 43/content.xml><?xml version="1.0" encoding="utf-8"?>
<math xmlns="http://www.w3.org/1998/Math/MathML" display="block">
  <semantics>
    <mrow>
      <mi mathvariant="italic">DX</mi>
      <mo stretchy="false">=</mo>
      <msup>
        <mi>σ</mi>
        <mn>2</mn>
      </msup>
    </mrow>
    <annotation encoding="StarMath 5.0">DX = %sigma^2</annotation>
  </semantics>
</math>
</file>

<file path=Object 44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frac>
          <mn>1</mn>
          <mi>n</mi>
        </mfrac>
        <mo stretchy="false">×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</mrow>
    <annotation encoding="StarMath 5.0">bar X = 1 over n times sum from i = 1 to n X_i</annotation>
  </semantics>
</math>
</file>

<file path=Object 45/content.xml><?xml version="1.0" encoding="utf-8"?>
<math xmlns="http://www.w3.org/1998/Math/MathML" display="block">
  <semantics>
    <mrow>
      <msup>
        <mi>S</mi>
        <mn>2</mn>
      </msup>
      <mo stretchy="false">=</mo>
      <mrow>
        <mfrac>
          <mn>1</mn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frac>
        <mo stretchy="false">×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i>–</mi>
                  <mover accent="true">
                    <mi>X</mi>
                    <mo stretchy="false">¯</mo>
                  </mover>
                </mrow>
              </mrow>
              <mo fence="true" form="postfix" stretchy="false">)</mo>
            </mrow>
            <mn>2</mn>
          </msup>
        </mrow>
      </mrow>
    </mrow>
    <annotation encoding="StarMath 5.0">S^2 = 1 over (n-1) times sum from i = 1 to n (X_i – bar X)^2</annotation>
  </semantics>
</math>
</file>

<file path=Object 46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47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text>|</mtext>
            <mi>a</mi>
          </mrow>
        </mrow>
        <mo fence="true" form="postfix" stretchy="false">)</mo>
      </mrow>
    </mrow>
    <annotation encoding="StarMath 5.0">f(x"|"a)</annotation>
  </semantics>
</math>
</file>

<file path=Object 4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ϖ</mi>
          <mi>i</mi>
        </msub>
      </mrow>
      <mo stretchy="false">=</mo>
      <mi>n</mi>
    </mrow>
    <annotation encoding="StarMath 5.0">sum from i = 1 to n %varpi_i = n</annotation>
  </semantics>
</math>
</file>

<file path=Object 49/content.xml><?xml version="1.0" encoding="utf-8"?>
<math xmlns="http://www.w3.org/1998/Math/MathML" display="block">
  <semantics>
    <mrow>
      <mi>i</mi>
      <mo stretchy="false">=</mo>
      <mover accent="true">
        <mrow>
          <mo fence="true" form="prefix" stretchy="false">(</mo>
          <mrow>
            <mrow>
              <mn>1,2</mn>
              <mi>,</mi>
              <mn>...</mn>
              <mi>,</mi>
              <mi>n</mi>
            </mrow>
          </mrow>
          <mo fence="true" form="postfix" stretchy="false">)</mo>
        </mrow>
        <mo stretchy="false">¯</mo>
      </mover>
    </mrow>
    <annotation encoding="StarMath 5.0">i = bar (1,2,...,n)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 …, X_n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3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55/content.xml><?xml version="1.0" encoding="utf-8"?>
<math xmlns="http://www.w3.org/1998/Math/MathML" display="block">
  <semantics>
    <msub>
      <mi>X</mi>
      <mrow>
        <mo fence="true" form="prefix" stretchy="false">(</mo>
        <mrow>
          <mi>k</mi>
        </mrow>
        <mo fence="true" form="postfix" stretchy="false">)</mo>
      </mrow>
    </msub>
    <annotation encoding="StarMath 5.0">X_(k)</annotation>
  </semantics>
</math>
</file>

<file path=Object 56/content.xml><?xml version="1.0" encoding="utf-8"?>
<math xmlns="http://www.w3.org/1998/Math/MathML" display="block">
  <semantics>
    <mi>k</mi>
    <annotation encoding="StarMath 5.0">k</annotation>
  </semantics>
</math>
</file>

<file path=Object 57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58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o stretchy="false">×</mo>
          <msup>
            <mi>S</mi>
            <mn>2</mn>
          </msup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sup>
                  <mi>X</mi>
                  <mi>i</mi>
                  <mn>2</mn>
                </msubsup>
                <mi>–</mi>
                <mrow>
                  <mrow>
                    <mn>2</mn>
                    <mo stretchy="false">×</mo>
                    <mover accent="true">
                      <mi>X</mi>
                      <mo stretchy="false">¯</mo>
                    </mover>
                    <mo stretchy="false">×</mo>
                    <msub>
                      <mi>X</mi>
                      <mi>i</mi>
                    </msub>
                  </mrow>
                  <mo stretchy="false">+</mo>
                  <mover accent="true">
                    <msup>
                      <mi>X</mi>
                      <mn>2</mn>
                    </msup>
                    <mo stretchy="false">¯</mo>
                  </mover>
                </mrow>
              </mrow>
            </mrow>
            <mo fence="true" form="postfix" stretchy="false">)</mo>
          </mrow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</mrow>
      <mi>–</mi>
      <mrow>
        <mrow>
          <mrow>
            <mn>2</mn>
            <mo stretchy="false">×</mo>
            <mover accent="true">
              <mi>X</mi>
              <mo stretchy="false">¯</mo>
            </mover>
            <mo stretchy="false">×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o stretchy="false">+</mo>
          <mrow>
            <mi>n</mi>
            <mo stretchy="false">×</mo>
            <mover accent="true">
              <msup>
                <mi>X</mi>
                <mn>2</mn>
              </msup>
              <mo stretchy="false">¯</mo>
            </mover>
          </mrow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</mrow>
      <mi>–</mi>
      <mrow>
        <mi>n</mi>
        <mo stretchy="false">×</mo>
        <mover accent="true">
          <msup>
            <mi>X</mi>
            <mn>2</mn>
          </msup>
          <mo stretchy="false">¯</mo>
        </mover>
      </mrow>
      <mrow>
        <mo fence="true" form="prefix" stretchy="false">(</mo>
        <mrow>
          <mtext>*</mtext>
        </mrow>
        <mo fence="true" form="postfix" stretchy="false">)</mo>
      </mrow>
    </mrow>
    <annotation encoding="StarMath 5.0">(n-1) times S^2 = sum from i = 1 to n (X^2_i – 2 times bar X times X_i + bar X^2) = sum from i = 1 to n X^2_i – 2 times bar X times sum from i = 1 to n X_i + n times bar X^2 = sum from i = 1 to n X^2_i – n times bar X^2 ("*")</annotation>
  </semantics>
</math>
</file>

<file path=Object 59/content.xml><?xml version="1.0" encoding="utf-8"?>
<math xmlns="http://www.w3.org/1998/Math/MathML" display="block">
  <semantics>
    <mrow>
      <mi>E</mi>
      <mrow>
        <mover accent="true">
          <mi>X</mi>
          <mo stretchy="false">¯</mo>
        </mover>
        <mo stretchy="false">=</mo>
        <mi>a</mi>
      </mrow>
    </mrow>
    <annotation encoding="StarMath 5.0">E bar X= a</annotation>
  </semantics>
</math>
</file>

<file path=Object 6/content.xml><?xml version="1.0" encoding="utf-8"?>
<math xmlns="http://www.w3.org/1998/Math/MathML" display="block">
  <semantics>
    <mrow>
      <mi>g</mi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g(X_1, …, X_n)</annotation>
  </semantics>
</math>
</file>

<file path=Object 60/content.xml><?xml version="1.0" encoding="utf-8"?>
<math xmlns="http://www.w3.org/1998/Math/MathML" display="block">
  <semantics>
    <mrow>
      <mi>D</mi>
      <mrow>
        <mover accent="true">
          <mi>X</mi>
          <mo stretchy="false">¯</mo>
        </mover>
        <mo stretchy="false">=</mo>
        <mfrac>
          <msup>
            <mi>σ</mi>
            <mn>2</mn>
          </msup>
          <mi>n</mi>
        </mfrac>
      </mrow>
    </mrow>
    <annotation encoding="StarMath 5.0">D bar X = %sigma^2 over n</annotation>
  </semantics>
</math>
</file>

<file path=Object 61/content.xml><?xml version="1.0" encoding="utf-8"?>
<math xmlns="http://www.w3.org/1998/Math/MathML" display="block">
  <semantics>
    <mi>х</mi>
    <annotation encoding="StarMath 5.0">х</annotation>
  </semantics>
</math>
</file>

<file path=Object 62/content.xml><?xml version="1.0" encoding="utf-8"?>
<math xmlns="http://www.w3.org/1998/Math/MathML" display="block">
  <semantics>
    <mi>х</mi>
    <annotation encoding="StarMath 5.0">х</annotation>
  </semantics>
</math>
</file>

<file path=Object 63/content.xml><?xml version="1.0" encoding="utf-8"?>
<math xmlns="http://www.w3.org/1998/Math/MathML" display="block">
  <semantics>
    <mi>а</mi>
    <annotation encoding="StarMath 5.0">а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text>|</mtext>
            <mi>a</mi>
          </mrow>
        </mrow>
        <mo fence="true" form="postfix" stretchy="false">)</mo>
      </mrow>
    </mrow>
    <annotation encoding="StarMath 5.0">F(x"|"a)</annotation>
  </semantics>
</math>
</file>

<file path=Object 66/content.xml><?xml version="1.0" encoding="utf-8"?>
<math xmlns="http://www.w3.org/1998/Math/MathML" display="block">
  <semantics>
    <mi>F</mi>
    <annotation encoding="StarMath 5.0">F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1</mn>
            </msub>
            <mi>,</mi>
            <msub>
              <mi>n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k</mi>
            </msub>
            <mi>,</mi>
            <msub>
              <mi>n</mi>
              <mi>k</mi>
            </msub>
          </mrow>
        </mrow>
        <mo fence="true" form="postfix" stretchy="false">)</mo>
      </mrow>
    </mrow>
    <annotation encoding="StarMath 5.0">(x_1, n_1), …, (x_k, n_k)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1</mn>
            </msub>
            <mi>,</mi>
            <msub>
              <mi>ϖ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k</mi>
            </msub>
            <mi>,</mi>
            <msub>
              <mi>ϖ</mi>
              <mi>k</mi>
            </msub>
          </mrow>
        </mrow>
        <mo fence="true" form="postfix" stretchy="false">)</mo>
      </mrow>
    </mrow>
    <annotation encoding="StarMath 5.0">(x_1, %varpi_1), …, (x_k, %varpi_k)</annotation>
  </semantics>
</math>
</file>

<file path=Object 6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7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319cm" svg:y="0.179cm" svg:width="15.36cm" svg:height="8.641cm">
          <chart:coordinate-region svg:x="0.94cm" svg:y="0.378cm" svg:width="14.645cm" svg:height="7.79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0.319cm" svg:y="0.179cm" svg:width="15.36cm" svg:height="8.641cm">
          <chart:coordinate-region svg:x="0.94cm" svg:y="0.379cm" svg:width="14.739cm" svg:height="7.794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B$2:.$B$6" chart:label-cell-address="local-table.$B$1" chart:class="chart:bar">
            <chart:data-point chart:repeated="5"/>
          </chart:series>
          <chart:series chart:style-name="ch6" chart:values-cell-range-address="local-table.$C$2:.$C$6" chart:label-cell-address="local-table.$C$1" chart:class="chart:bar">
            <chart:data-point chart:repeated="5"/>
          </chart:series>
          <chart:series chart:style-name="ch7" chart:values-cell-range-address="local-table.$D$2:.$D$6" chart:label-cell-address="local-table.$D$1" chart:class="chart:bar">
            <chart:data-point chart:repeated="5"/>
          </chart:series>
          <chart:series chart:style-name="ch8" chart:values-cell-range-address="local-table.$E$2:.$E$6" chart:label-cell-address="local-table.$E$1" chart:class="chart:bar">
            <chart:data-point chart:repeated="5"/>
          </chart:series>
          <chart:series chart:style-name="ch9" chart:values-cell-range-address="local-table.$F$2:.$F$6" chart:label-cell-address="local-table.$F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-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3/content.xml><?xml version="1.0" encoding="utf-8"?>
<math xmlns="http://www.w3.org/1998/Math/MathML" display="block">
  <semantics>
    <mrow>
      <mrow>
        <mi mathvariant="italic">биномиальное</mi>
        <mo stretchy="false">∈</mo>
        <mi mathvariant="italic">экспоненциальному</mi>
      </mrow>
      <mi mathvariant="italic">семейству</mi>
      <mi mathvariant="italic">распределений</mi>
    </mrow>
    <annotation encoding="StarMath 5.0">биномиальное in экспоненциальному семейству распределений
</annotation>
  </semantics>
</math>
</file>

<file path=Object 74/content.xml><?xml version="1.0" encoding="utf-8"?>
<math xmlns="http://www.w3.org/1998/Math/MathML" display="block">
  <semantics>
    <mrow>
      <mi mathvariant="italic">распределение</mi>
      <mrow>
        <mi mathvariant="italic">Коши</mi>
        <mo stretchy="false">∉</mo>
        <mi mathvariant="italic">экспоненциальному</mi>
      </mrow>
      <mi mathvariant="italic">семейству</mi>
      <mi mathvariant="italic">распределений</mi>
    </mrow>
    <annotation encoding="StarMath 5.0">распределение Коши notin экспоненциальному семейству распределений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i mathvariant="italic">min</mi>
      </mrow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m = min(X_1, …, X_n)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i mathvariant="italic">max</mi>
      </mrow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M = max(X_1, …, X_n)</annotation>
  </semantics>
</math>
</file>